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ExtraLight" svg:font-family="'Noto Sans ExtraLight'" style:font-family-generic="swiss"/>
    <style:font-face style:name="Noto Sans ExtraLight1" svg:font-family="'Noto Sans ExtraLight'" style:font-family-generic="system" style:font-pitch="variable"/>
    <style:font-face style:name="OpenSymbol" svg:font-family="OpenSymbol" style:font-charset="x-symbol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Droid Sans Mono"/>
    </style:style>
    <style:style style:name="P2" style:family="paragraph" style:parent-style-name="Text_20_body" style:list-style-name="L1">
      <style:paragraph-properties fo:margin-left="0in" fo:margin-right="0in" fo:line-height="100%" fo:text-indent="0in" style:auto-text-indent="false"/>
    </style:style>
    <style:style style:name="P3" style:family="paragraph" style:parent-style-name="Text_20_body" style:list-style-name="L1">
      <style:paragraph-properties fo:line-height="100%"/>
      <style:text-properties style:font-name="Droid Sans Mono"/>
    </style:style>
    <style:style style:name="P4" style:family="paragraph" style:parent-style-name="Text_20_body" style:list-style-name="L1">
      <style:paragraph-properties fo:margin-left="0in" fo:margin-right="0in" fo:line-height="100%" fo:text-indent="0in" style:auto-text-indent="false"/>
      <style:text-properties style:font-name="Droid Sans Mono"/>
    </style:style>
    <style:style style:name="P5" style:family="paragraph" style:parent-style-name="Text_20_body" style:list-style-name="L1">
      <style:paragraph-properties fo:line-height="100%"/>
      <style:text-properties style:font-name="Droid Sans Mono" fo:font-style="italic"/>
    </style:style>
    <style:style style:name="T1" style:family="text">
      <style:text-properties style:font-name="Droid Sans Mono" fo:font-weight="bold"/>
    </style:style>
    <style:style style:name="T2" style:family="text">
      <style:text-properties style:font-name="Droid Sans Mono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ciado:</text:p>
      <text:p text:style-name="P1">Le presento un resumen de hechos, integrando los pagos de mayo, los pagos quincenales intermedios y el cálculo final de septiembre, con la evidencia documental que los respalda.</text:p>
      <text:list text:style-name="L1">
        <text:list-item>
          <text:p text:style-name="P2"><text:span text:style-name="T1">Fecha de Término Laboral:</text:span><text:span text:style-name="T2"> Mi relación de trabajo con la Comisión Nacional para la Mejora Continua de la Educación (MEJOREDU) finalizó el </text:span><text:span text:style-name="T1">15 de septiembre de 2025</text:span><text:span text:style-name="T2">. Así consta en el "Convenio de Terminación de la Relación Laboral" (archivo: </text:span><text:span text:style-name="Source_20_Text"><text:span text:style-name="T2">Convenio de terminación MEJOREDU.pdf</text:span></text:span><text:span text:style-name="T2"> ) y se corrobora con mi último CFDI de nómina ordinaria (archivo: </text:span><text:span text:style-name="Source_20_Text"><text:span text:style-name="T2">cfdi_0001_TOPJ861125444_2025_17_1.pdf</text:span></text:span><text:span text:style-name="T2">, folio 18), que ampara el periodo del 01 al 15 de septiembre de 2025.</text:span></text:p>
        </text:list-item>
        <text:list-item>
          <text:p text:style-name="P3"><text:span text:style-name="T3">Pagos de Liquidación (Mayo):</text:span> El 30 de mayo de 2025, como parte de la liquidación general, se emitieron dos pagos. Mi exesposa recibió las siguientes deducciones por pensión:</text:p>
          <text:list>
            <text:list-item>
              <text:p text:style-name="P4"><text:span text:style-name="T3">$22,316.36</text:span> correspondientes al pago de partes proporcionales (aguinaldo y prima vacacional).</text:p>
              <text:list>
                <text:list-item>
                  <text:p text:style-name="P2"><text:span text:style-name="T1">Evidencia:</text:span><text:span text:style-name="T2"> </text:span><text:span text:style-name="Source_20_Text"><text:span text:style-name="T2">cfdi_0001_TOPJ861125444_2025_11_1 (1).pdf</text:span></text:span><text:span text:style-name="T2"> (folio 108), que muestra la deducción "Pensión Alimenticia 1" por $22,316.36.</text:span></text:p>
                </text:list-item>
              </text:list>
            </text:list-item>
            <text:list-item>
              <text:p text:style-name="P4"><text:span text:style-name="T3">$93,885.19</text:span> correspondientes al pago de "EROGACIONES POR CONVENIO DE LAUDO".</text:p>
              <text:list>
                <text:list-item>
                  <text:p text:style-name="P2"><text:span text:style-name="T1">Evidencia:</text:span><text:span text:style-name="T2"> </text:span><text:span text:style-name="Source_20_Text"><text:span text:style-name="T2">cfdi_0001_TOPJ861125444_2025_02_3.pdf</text:span></text:span><text:span text:style-name="T2"> (folio 108), que muestra la deducción "Pensión Alimenticia 1" por $93,885.19.</text:span></text:p>
                </text:list-item>
              </text:list>
            </text:list-item>
          </text:list>
        </text:list-item>
        <text:list-item>
          <text:p text:style-name="P3"><text:span text:style-name="T3">Pagos Quincenales (Junio - Septiembre):</text:span> Adicionalmente, durante el periodo que continué laborando (del 01 de junio al 15 de septiembre), mi exesposa siguió recibiendo la parte proporcional correspondiente de mis pagos quincenales ordinarios.</text:p>
          <text:list>
            <text:list-item>
              <text:p text:style-name="P2"><text:span text:style-name="T1">Evidencia:</text:span><text:span text:style-name="T2"> Los CFDI de nómina </text:span><text:span text:style-name="Source_20_Text"><text:span text:style-name="T2">cfdi_0001_TOPJ861125444_2025_13_1.pdf</text:span></text:span><text:span text:style-name="T2"> (01-15 Jul), </text:span><text:span text:style-name="Source_20_Text"><text:span text:style-name="T2">cfdi_0001_TOPJ861125444_2025_14_1.pdf</text:span></text:span><text:span text:style-name="T2"> (16-31 Jul), </text:span><text:span text:style-name="Source_20_Text"><text:span text:style-name="T2">cfdi_0001_TOPJ861125444_2025_15_1.pdf</text:span></text:span><text:span text:style-name="T2"> (01-15 Ago), </text:span><text:span text:style-name="Source_20_Text"><text:span text:style-name="T2">cfdi_0001_TOPJ861125444_2025_16_1.pdf</text:span></text:span><text:span text:style-name="T2"> (16-31 Ago) y </text:span><text:span text:style-name="Source_20_Text"><text:span text:style-name="T2">cfdi_0001_TOPJ861125444_2025_17_1.pdf</text:span></text:span><text:span text:style-name="T2"> (01-15 Sep). Todos ellos registran la deducción "Pensión Alimenticia 1".</text:span></text:p>
            </text:list-item>
          </text:list>
        </text:list-item>
        <text:list-item>
          <text:p text:style-name="P2"><text:span text:style-name="T1">Cálculo y Pago Final (Septiembre):</text:span><text:span text:style-name="T2"> Dado que continué laborando hasta el 15 de septiembre, en esa fecha se realizó el cálculo final y definitivo de mi liquidación, formalizado en el </text:span><text:span text:style-name="Source_20_Text"><text:span text:style-name="T2">Convenio de terminación MEJOREDU.pdf</text:span></text:span><text:span text:style-name="T2">.</text:span></text:p>
          <text:list>
            <text:list-item>
              <text:p text:style-name="P4">El <text:span text:style-name="T3">Anexo 2</text:span> de dicho convenio detalla los montos <text:span text:style-name="T4">totales</text:span> finales. Específicamente, el 40% de la suma del "PARTE PROPORCIONAL DE AGUINALDO" ($91,163.54) y la "PRIMA VACACIONAL" ($621.26) asciende a <text:span text:style-name="T3">$36,713.92</text:span>.</text:p>
              <text:list>
                <text:list-item>
                  <text:p text:style-name="P5">(Cálculo: $91,163.54 + $621.26 = $91,784.80; 40% de $91,784.80 = $36,713.92)</text:p>
                </text:list-item>
              </text:list>
            </text:list-item>
            <text:list-item>
              <text:p text:style-name="P4">Mi exesposa recibió esta cantidad (la <text:span text:style-name="T4">diferencia</text:span> o ajuste final de los proporcionales) el 18 de septiembre de 2025.</text:p>
              <text:list>
                <text:list-item>
                  <text:p text:style-name="P2"><text:span text:style-name="T1">Evidencia:</text:span><text:span text:style-name="T2"> </text:span><text:span text:style-name="Source_20_Text"><text:span text:style-name="T2">cfdi_0001_TOPJ861125444_2025_30_1.pdf</text:span></text:span><text:span text:style-name="T2"> (folio 12), que registra la deducción final de "Pensión Alimenticia 1" por </text:span><text:span text:style-name="T1">$36,713.92</text:span><text:span text:style-name="T2">.</text:span></text:p>
                </text:list-item>
              </text:list>
            </text:list-item>
          </text:list>
        </text:list-item>
      </text:list>
      <text:p text:style-name="P1">La documentación comprueba que los pagos de mayo fueron adelantos y que, tras continuar recibiendo la pensión quincenal, en septiembre se realizó el cálculo final, cubriéndose la pensión del 40% sobre los montos definitiv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ExtraLight" svg:font-family="'Noto Sans ExtraLight'" style:font-family-generic="swiss"/>
    <style:font-face style:name="Noto Sans ExtraLight1" svg:font-family="'Noto Sans ExtraLight'" style:font-family-generic="system" style:font-pitch="variable"/>
    <style:font-face style:name="OpenSymbol" svg:font-family="OpenSymbol" style:font-charset="x-symbol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urce Han Serif SC" style:font-size-asian="10.5pt" style:language-asian="zh" style:country-asian="CN" style:font-name-complex="Noto Sans ExtraLight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Source Han Serif SC" style:font-size-asian="10.5pt" style:language-asian="zh" style:country-asian="CN" style:font-name-complex="Noto Sans ExtraLigh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ExtraLight1" style:font-family-complex="'Noto Sans Extra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ExtraLight" style:font-family-complex="'Noto Sans ExtraLight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ExtraLight" style:font-family-complex="'Noto Sans ExtraLight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ExtraLight" style:font-family-complex="'Noto Sans ExtraLight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HW SC" style:font-family-asian="'Source Han Sans HW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21:40:05.305970908</meta:creation-date>
    <dc:date>2025-10-21T21:42:59.958302073</dc:date>
    <meta:editing-duration>PT2M56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1" meta:paragraph-count="16" meta:word-count="394" meta:character-count="2811" meta:non-whitespace-character-count="2446"/>
  </office:meta>
</office:document-meta>
</file>